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8cm" draw:marker-start-width="0.245cm" draw:marker-end-width="0.245cm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1cm" fo:padding-top="0.15cm" fo:padding-bottom="0.15cm" fo:padding-left="0.275cm" fo:padding-right="0.2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17cm" draw:marker-end-width="0.17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946cm"/>
    </style:style>
    <style:style style:name="gr8" style:family="graphic" style:parent-style-name="standard">
      <style:graphic-properties draw:stroke="dash" draw:stroke-dash="Ultrafine_20_Dashed" svg:stroke-width="0.05cm" draw:marker-start-width="0.2cm" draw:marker-end-width="0.2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5cm" svg:y1="0.5cm" svg:x2="4.994cm" svg:y2="5.654cm">
          <text:p/>
        </draw:line>
        <draw:custom-shape draw:style-name="gr2" draw:text-style-name="P1" draw:layer="layout" svg:width="0.366cm" svg:height="2.182cm" svg:x="4.842cm" svg:y="2.9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5cm" svg:x2="6.2cm" svg:y2="5.203cm">
          <text:p/>
        </draw:line>
        <draw:frame draw:style-name="gr4" draw:text-style-name="P2" draw:layer="layout" svg:width="1cm" svg:height="1.33cm" svg:x="9.1cm" svg:y="2.5cm">
          <draw:text-box>
            <text:p text:style-name="P2"><text:span text:style-name="T1">b</text:span></text:p>
          </draw:text-box>
        </draw:frame>
        <draw:custom-shape draw:style-name="gr5" draw:text-style-name="P1" draw:layer="layout" svg:width="7.5cm" svg:height="3.5cm" svg:x="1.3cm" svg:y="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8.8cm" svg:y1="3.3cm" svg:x2="8.8cm" svg:y2="2.9cm">
          <text:p/>
        </draw:line>
        <draw:line draw:style-name="gr6" draw:text-style-name="P1" draw:layer="layout" svg:x1="8.8cm" svg:y1="3.4cm" svg:x2="8.8cm" svg:y2="2.9cm">
          <text:p/>
        </draw:line>
        <draw:line draw:style-name="gr6" draw:text-style-name="P1" draw:layer="layout" svg:x1="8.8cm" svg:y1="3.4cm" svg:x2="9.3cm" svg:y2="3.4cm">
          <text:p/>
        </draw:line>
        <draw:custom-shape draw:style-name="gr2" draw:text-style-name="P1" draw:layer="layout" svg:width="8cm" svg:height="2.5cm" svg:x="1cm" svg:y="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68cm" svg:y1="2.21cm" svg:x2="5cm" svg:y2="2.9cm">
          <text:p/>
        </draw:line>
        <draw:line draw:style-name="gr3" draw:text-style-name="P1" draw:layer="layout" svg:x1="1cm" svg:y1="2cm" svg:x2="1.59cm" svg:y2="1.501cm">
          <text:p/>
        </draw:line>
        <draw:line draw:style-name="gr3" draw:text-style-name="P1" draw:layer="layout" svg:x1="6.986cm" svg:y1="0.859cm" svg:x2="7.855cm" svg:y2="1.146cm">
          <text:p/>
        </draw:line>
        <draw:frame draw:style-name="gr7" draw:text-style-name="P4" draw:layer="layout" svg:width="1.339cm" svg:height="1.28cm" svg:x="3.301cm" svg:y="1.604cm">
          <draw:text-box>
            <text:p text:style-name="P3"><text:span text:style-name="T2">r</text:span></text:p>
          </draw:text-box>
        </draw:frame>
        <draw:custom-shape draw:style-name="gr2" draw:text-style-name="P1" draw:layer="layout" svg:width="0.426cm" svg:height="0.925cm" svg:x="4.8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cm" svg:y1="0.5cm" svg:x2="4.994cm" svg:y2="2.9cm">
          <text:p/>
        </draw:line>
        <draw:line draw:style-name="gr6" draw:text-style-name="P1" draw:layer="layout" svg:x1="8.8cm" svg:y1="2.9cm" svg:x2="9.3cm" svg:y2="2.9cm">
          <text:p/>
        </draw:line>
        <draw:custom-shape draw:style-name="gr5" draw:text-style-name="P1" draw:layer="layout" svg:width="7.5cm" svg:height="3.5cm" svg:x="1.3cm" svg:y="1.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1.3cm" svg:y1="3.4cm" svg:x2="1.3cm" svg:y2="3cm">
          <text:p/>
        </draw:line>
        <draw:line draw:style-name="gr6" draw:text-style-name="P1" draw:layer="layout" svg:x1="8.8cm" svg:y1="3.4cm" svg:x2="8.8cm" svg:y2="3cm">
          <text:p/>
        </draw:line>
        <draw:line draw:style-name="gr8" draw:text-style-name="P1" draw:layer="layout" svg:x1="4.994cm" svg:y1="2.9cm" svg:x2="4.994cm" svg:y2="4.9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8-06-22T23:19:57</dc:date>
    <meta:editing-cycles>29</meta:editing-cycles>
    <meta:editing-duration>PT7H9M2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